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9.6pt"/>
    </style:style>
    <style:style style:name="co2" style:family="table-column">
      <style:table-column-properties fo:break-before="auto" style:column-width="33.59pt"/>
    </style:style>
    <style:style style:name="co3" style:family="table-column">
      <style:table-column-properties fo:break-before="auto" style:column-width="44.96pt"/>
    </style:style>
    <style:style style:name="co4" style:family="table-column">
      <style:table-column-properties fo:break-before="auto" style:column-width="46.94pt"/>
    </style:style>
    <style:style style:name="co5" style:family="table-column">
      <style:table-column-properties fo:break-before="auto" style:column-width="60.94pt"/>
    </style:style>
    <style:style style:name="co6" style:family="table-column">
      <style:table-column-properties fo:break-before="auto" style:column-width="96.94pt"/>
    </style:style>
    <style:style style:name="co7" style:family="table-column">
      <style:table-column-properties fo:break-before="auto" style:column-width="35.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erged-test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om.coroptis.jblinktree.performance.MapTestConcurrent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952465" calcext:value-type="float">
            <text:p>84.952465</text:p>
          </table:table-cell>
          <table:table-cell office:value-type="float" office:value="14.391737" calcext:value-type="float">
            <text:p>14.39173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Jb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5.30334" calcext:value-type="float">
            <text:p>725.30334</text:p>
          </table:table-cell>
          <table:table-cell office:value-type="float" office:value="14.347518" calcext:value-type="float">
            <text:p>14.34751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30314" calcext:value-type="float">
            <text:p>99.30314</text:p>
          </table:table-cell>
          <table:table-cell office:value-type="float" office:value="17.355854" calcext:value-type="float">
            <text:p>17.35585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9.169812" calcext:value-type="float">
            <text:p>299.169812</text:p>
          </table:table-cell>
          <table:table-cell office:value-type="float" office:value="35.663158" calcext:value-type="float">
            <text:p>35.663158</text:p>
          </table:table-cell>
          <table:table-cell office:value-type="string" calcext:value-type="string">
            <text:p>ms/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" meta:object-count="0"/>
    <meta:generator>LibreOffice/5.0.6.3$MacOSX_X86_64 LibreOffice_project/490fc03b25318460cfc54456516ea2519c11d1aa</meta:generator>
  </office:meta>
</office:document-meta>
</file>